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ae00" fo:font-style="italic" style:font-style-asian="italic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ext-properties fo:color="#0000ff"/>
    </style:style>
    <style:style style:name="ce6" style:family="table-cell" style:parent-style-name="Default">
      <style:text-properties fo:color="#0000ff" fo:font-weight="bold" style:font-weight-asian="bold" style:font-weight-complex="bold"/>
    </style:style>
    <style:style style:name="ce7" style:family="table-cell" style:parent-style-name="Default">
      <style:text-properties style:font-name="Liberation Sans" fo:font-weight="bold" style:font-name-asian="DejaVu Sans" style:font-weight-asian="bold" style:font-name-complex="DejaVu Sans" style:font-weight-complex="bold"/>
    </style:style>
    <style:style style:name="ce8" style:family="table-cell" style:parent-style-name="Default">
      <style:text-properties fo:color="#0000ff" style:font-name="Liberation Sans" fo:font-weight="bold" style:font-name-asian="DejaVu Sans" style:font-weight-asian="bold" style:font-name-complex="DejaVu Sans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6" table:default-cell-style-name="Default"/>
        <table:table-row table:style-name="ro1">
          <table:table-cell/>
          <table:table-cell office:value-type="string">
            <text:p>m</text:p>
          </table:table-cell>
          <table:table-cell table:number-columns-repeated="3"/>
          <table:table-cell office:value-type="string">
            <text:p>r_orig</text:p>
          </table:table-cell>
          <table:table-cell table:number-columns-repeated="3"/>
          <table:table-cell office:value-type="string">
            <text:p>r_red</text:p>
          </table:table-cell>
          <table:table-cell table:number-columns-repeated="3"/>
          <table:table-cell office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>
            <text:p>H1</text:p>
          </table:table-cell>
          <table:table-cell table:style-name="ce1" office:value-type="float" office:value="1.0079">
            <text:p>1.0079</text:p>
          </table:table-cell>
          <table:table-cell table:style-name="ce3" table:formula="of:= [.B2]" office:value-type="float" office:value="1.0079">
            <text:p>1.0079</text:p>
          </table:table-cell>
          <table:table-cell table:style-name="ce3" table:formula="of:= [.C2]" office:value-type="float" office:value="1.0079">
            <text:p>1.0079</text:p>
          </table:table-cell>
          <table:table-cell/>
          <table:table-cell table:style-name="ce1" office:value-type="float" office:value="0.757">
            <text:p>0.757</text:p>
          </table:table-cell>
          <table:table-cell table:style-name="ce1" office:value-type="float" office:value="0.5859">
            <text:p>0.5859</text:p>
          </table:table-cell>
          <table:table-cell table:style-name="ce1" office:value-type="float" office:value="0">
            <text:p>0</text:p>
          </table:table-cell>
          <table:table-cell/>
          <table:table-cell table:style-name="ce3" table:formula="of:= [.F2] / 0.5291772" office:value-type="float" office:value="1.43052270581575">
            <text:p>1.43052270581575</text:p>
          </table:table-cell>
          <table:table-cell table:style-name="ce3" table:formula="of:= [.G2] / 0.5291772" office:value-type="float" office:value="1.10719055923044">
            <text:p>1.10719055923044</text:p>
          </table:table-cell>
          <table:table-cell table:style-name="ce3" table:formula="of:= [.H2] / 0.5291772" office:value-type="float" office:value="0">
            <text:p>0</text:p>
          </table:table-cell>
          <table:table-cell/>
          <table:table-cell table:formula="of:= [.B2]*[.J2]" office:value-type="float" office:value="1.44182383519169">
            <text:p>1.44182383519169</text:p>
          </table:table-cell>
          <table:table-cell table:formula="of:= [.C2]*[.K2]" office:value-type="float" office:value="1.11593736464836">
            <text:p>1.11593736464836</text:p>
          </table:table-cell>
          <table:table-cell table:formula="of:= [.D2]*[.L2]" office:value-type="float" office:value="0">
            <text:p>0</text:p>
          </table:table-cell>
        </table:table-row>
        <table:table-row table:style-name="ro1">
          <table:table-cell office:value-type="string">
            <text:p>H2</text:p>
          </table:table-cell>
          <table:table-cell table:style-name="ce1" office:value-type="float" office:value="1.0079">
            <text:p>1.0079</text:p>
          </table:table-cell>
          <table:table-cell table:style-name="ce3" table:formula="of:= [.B3]" office:value-type="float" office:value="1.0079">
            <text:p>1.0079</text:p>
          </table:table-cell>
          <table:table-cell table:style-name="ce3" table:formula="of:= [.C3]" office:value-type="float" office:value="1.0079">
            <text:p>1.0079</text:p>
          </table:table-cell>
          <table:table-cell/>
          <table:table-cell table:style-name="ce1" office:value-type="float" office:value="-0.757">
            <text:p>-0.757</text:p>
          </table:table-cell>
          <table:table-cell table:style-name="ce1" office:value-type="float" office:value="0.5859">
            <text:p>0.5859</text:p>
          </table:table-cell>
          <table:table-cell table:style-name="ce1" office:value-type="float" office:value="0">
            <text:p>0</text:p>
          </table:table-cell>
          <table:table-cell/>
          <table:table-cell table:style-name="ce3" table:formula="of:= [.F3] / 0.5291772" office:value-type="float" office:value="-1.43052270581575">
            <text:p>-1.43052270581575</text:p>
          </table:table-cell>
          <table:table-cell table:style-name="ce3" table:formula="of:= [.G3] / 0.5291772" office:value-type="float" office:value="1.10719055923044">
            <text:p>1.10719055923044</text:p>
          </table:table-cell>
          <table:table-cell table:style-name="ce3" table:formula="of:= [.H3] / 0.5291772" office:value-type="float" office:value="0">
            <text:p>0</text:p>
          </table:table-cell>
          <table:table-cell/>
          <table:table-cell table:formula="of:= [.B3]*[.J3]" office:value-type="float" office:value="-1.44182383519169">
            <text:p>-1.44182383519169</text:p>
          </table:table-cell>
          <table:table-cell table:formula="of:= [.C3]*[.K3]" office:value-type="float" office:value="1.11593736464836">
            <text:p>1.11593736464836</text:p>
          </table:table-cell>
          <table:table-cell table:formula="of:= [.D3]*[.L3]" office:value-type="float" office:value="0">
            <text:p>0</text:p>
          </table:table-cell>
        </table:table-row>
        <table:table-row table:style-name="ro1">
          <table:table-cell office:value-type="string">
            <text:p>O</text:p>
          </table:table-cell>
          <table:table-cell table:style-name="ce1" office:value-type="float" office:value="15.9994">
            <text:p>15.9994</text:p>
          </table:table-cell>
          <table:table-cell table:style-name="ce3" table:formula="of:= [.B4]" office:value-type="float" office:value="15.9994">
            <text:p>15.9994</text:p>
          </table:table-cell>
          <table:table-cell table:style-name="ce3" table:formula="of:= [.C4]" office:value-type="float" office:value="15.9994">
            <text:p>15.9994</text:p>
          </table:table-cell>
          <table:table-cell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3" table:formula="of:= [.F4] / 0.5291772" office:value-type="float" office:value="0">
            <text:p>0</text:p>
          </table:table-cell>
          <table:table-cell table:style-name="ce3" table:formula="of:= [.G4] / 0.5291772" office:value-type="float" office:value="0">
            <text:p>0</text:p>
          </table:table-cell>
          <table:table-cell table:style-name="ce3" table:formula="of:= [.H4] / 0.5291772" office:value-type="float" office:value="0">
            <text:p>0</text:p>
          </table:table-cell>
          <table:table-cell/>
          <table:table-cell table:formula="of:= [.B4]*[.J4]" office:value-type="float" office:value="0">
            <text:p>0</text:p>
          </table:table-cell>
          <table:table-cell table:formula="of:= [.C4]*[.K4]" office:value-type="float" office:value="0">
            <text:p>0</text:p>
          </table:table-cell>
          <table:table-cell table:formula="of:= [.D4]*[.L4]" office:value-type="float" office:value="0">
            <text:p>0</text:p>
          </table:table-cell>
        </table:table-row>
        <table:table-row table:style-name="ro1">
          <table:table-cell office:value-type="string">
            <text:p>E</text:p>
          </table:table-cell>
          <table:table-cell table:style-name="ce1" office:value-type="float" office:value="0">
            <text:p>0</text:p>
          </table:table-cell>
          <table:table-cell table:style-name="ce3" table:formula="of:= [.B5]" office:value-type="float" office:value="0">
            <text:p>0</text:p>
          </table:table-cell>
          <table:table-cell table:style-name="ce3" table:formula="of:= [.C5]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style-name="ce1" office:value-type="float" office:value="0.1546">
            <text:p>0.1546</text:p>
          </table:table-cell>
          <table:table-cell table:style-name="ce1" office:value-type="float" office:value="0">
            <text:p>0</text:p>
          </table:table-cell>
          <table:table-cell/>
          <table:table-cell table:style-name="ce3" table:formula="of:= [.F5] / 0.5291772" office:value-type="float" office:value="0">
            <text:p>0</text:p>
          </table:table-cell>
          <table:table-cell table:style-name="ce3" table:formula="of:= [.G5] / 0.5291772" office:value-type="float" office:value="0.292151664886545">
            <text:p>0.292151664886545</text:p>
          </table:table-cell>
          <table:table-cell table:style-name="ce3" table:formula="of:= [.H5] / 0.5291772" office:value-type="float" office:value="0">
            <text:p>0</text:p>
          </table:table-cell>
          <table:table-cell/>
          <table:table-cell table:formula="of:= [.B5]*[.J5]" office:value-type="float" office:value="0">
            <text:p>0</text:p>
          </table:table-cell>
          <table:table-cell table:formula="of:= [.C5]*[.K5]" office:value-type="float" office:value="0">
            <text:p>0</text:p>
          </table:table-cell>
          <table:table-cell table:formula="of:= [.D5]*[.L5]" office:value-type="float" office:value="0">
            <text:p>0</text:p>
          </table:table-cell>
        </table:table-row>
        <table:table-row table:style-name="ro1">
          <table:table-cell/>
          <table:table-cell table:style-name="ce2" table:formula="of:= SUM([.B2:.B4])" office:value-type="float" office:value="18.0152">
            <text:p>18.0152</text:p>
          </table:table-cell>
          <table:table-cell table:style-name="ce3" table:number-columns-repeated="2"/>
          <table:table-cell table:number-columns-repeated="9"/>
          <table:table-cell table:formula="of:= SUM([.N2:.N5])" office:value-type="float" office:value="0">
            <text:p>0</text:p>
          </table:table-cell>
          <table:table-cell table:formula="of:= SUM([.O2:.O5])" office:value-type="float" office:value="2.23187472929673">
            <text:p>2.23187472929673</text:p>
          </table:table-cell>
          <table:table-cell table:formula="of:= SUM([.P2:.P5])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translated</text:p>
          </table:table-cell>
          <table:table-cell table:number-columns-repeated="3"/>
          <table:table-cell table:style-name="ce2" table:formula="of:= [.N6]/[.$B6]" office:value-type="float" office:value="0">
            <text:p>0</text:p>
          </table:table-cell>
          <table:table-cell table:style-name="ce2" table:formula="of:= [.O6]/[.$B6]" office:value-type="float" office:value="0.123888423625423">
            <text:p>0.123888423625423</text:p>
          </table:table-cell>
          <table:table-cell table:style-name="ce2" table:formula="of:= [.P6]/[.$B6]" office:value-type="float" office:value="0">
            <text:p>0</text:p>
          </table:table-cell>
        </table:table-row>
        <table:table-row table:style-name="ro1">
          <table:table-cell/>
          <table:table-cell table:formula="of:= [.B2] / 1000" office:value-type="float" office:value="0.0010079">
            <text:p>0.0010079</text:p>
          </table:table-cell>
          <table:table-cell table:formula="of:= [.C2] / 1000" office:value-type="float" office:value="0.0010079">
            <text:p>0.0010079</text:p>
          </table:table-cell>
          <table:table-cell table:formula="of:= [.D2] / 1000" office:value-type="float" office:value="0.0010079">
            <text:p>0.0010079</text:p>
          </table:table-cell>
          <table:table-cell table:number-columns-repeated="4"/>
          <table:table-cell table:formula="of:= [.B8]" office:value-type="float" office:value="0.0010079">
            <text:p>0.0010079</text:p>
          </table:table-cell>
          <table:table-cell table:style-name="ce5" table:formula="of:= [.J2] - [.N7]" office:value-type="float" office:value="1.43052270581575">
            <text:p>1.43052270581575</text:p>
          </table:table-cell>
          <table:table-cell table:style-name="ce5" table:formula="of:= [.K2] - [.O7]" office:value-type="float" office:value="0.983302135605019">
            <text:p>0.983302135605019</text:p>
          </table:table-cell>
          <table:table-cell table:style-name="ce5" table:formula="of:= [.L2] - [.P7]" office:value-type="float" office:value="0">
            <text:p>0</text:p>
          </table:table-cell>
          <table:table-cell/>
          <table:table-cell table:formula="of:= [.B8]*[.J8]" office:value-type="float" office:value="0.00144182383519169">
            <text:p>0.00144182383519169</text:p>
          </table:table-cell>
          <table:table-cell table:formula="of:= [.C8]*[.K8]" office:value-type="float" office:value="0.000991070222476299">
            <text:p>0.000991070222476299</text:p>
          </table:table-cell>
          <table:table-cell table:formula="of:= [.D8]*[.L8]" office:value-type="float" office:value="0">
            <text:p>0</text:p>
          </table:table-cell>
        </table:table-row>
        <table:table-row table:style-name="ro1">
          <table:table-cell/>
          <table:table-cell table:formula="of:= [.B3] / 1000" office:value-type="float" office:value="0.0010079">
            <text:p>0.0010079</text:p>
          </table:table-cell>
          <table:table-cell table:formula="of:= [.C3] / 1000" office:value-type="float" office:value="0.0010079">
            <text:p>0.0010079</text:p>
          </table:table-cell>
          <table:table-cell table:formula="of:= [.D3] / 1000" office:value-type="float" office:value="0.0010079">
            <text:p>0.0010079</text:p>
          </table:table-cell>
          <table:table-cell table:number-columns-repeated="4"/>
          <table:table-cell table:formula="of:= [.B9]" office:value-type="float" office:value="0.0010079">
            <text:p>0.0010079</text:p>
          </table:table-cell>
          <table:table-cell table:style-name="ce5" table:formula="of:= [.J3] - [.N7]" office:value-type="float" office:value="-1.43052270581575">
            <text:p>-1.43052270581575</text:p>
          </table:table-cell>
          <table:table-cell table:style-name="ce5" table:formula="of:= [.K3] - [.O7]" office:value-type="float" office:value="0.983302135605019">
            <text:p>0.983302135605019</text:p>
          </table:table-cell>
          <table:table-cell table:style-name="ce5" table:formula="of:= [.L3] - [.P7]" office:value-type="float" office:value="0">
            <text:p>0</text:p>
          </table:table-cell>
          <table:table-cell/>
          <table:table-cell table:formula="of:= [.B9]*[.J9]" office:value-type="float" office:value="-0.00144182383519169">
            <text:p>-0.00144182383519169</text:p>
          </table:table-cell>
          <table:table-cell table:formula="of:= [.C9]*[.K9]" office:value-type="float" office:value="0.000991070222476299">
            <text:p>0.000991070222476299</text:p>
          </table:table-cell>
          <table:table-cell table:formula="of:= [.D9]*[.L9]" office:value-type="float" office:value="0">
            <text:p>0</text:p>
          </table:table-cell>
        </table:table-row>
        <table:table-row table:style-name="ro1">
          <table:table-cell/>
          <table:table-cell table:formula="of:= [.B4] / 1000" office:value-type="float" office:value="0.0159994">
            <text:p>0.0159994</text:p>
          </table:table-cell>
          <table:table-cell table:formula="of:= [.C4] / 1000" office:value-type="float" office:value="0.0159994">
            <text:p>0.0159994</text:p>
          </table:table-cell>
          <table:table-cell table:formula="of:= [.D4] / 1000" office:value-type="float" office:value="0.0159994">
            <text:p>0.0159994</text:p>
          </table:table-cell>
          <table:table-cell table:number-columns-repeated="4"/>
          <table:table-cell table:formula="of:= [.B10]" office:value-type="float" office:value="0.0159994">
            <text:p>0.0159994</text:p>
          </table:table-cell>
          <table:table-cell table:style-name="ce5" table:formula="of:= [.J4] - [.N7]" office:value-type="float" office:value="0">
            <text:p>0</text:p>
          </table:table-cell>
          <table:table-cell table:style-name="ce5" table:formula="of:= [.K4] - [.O7]" office:value-type="float" office:value="-0.123888423625423">
            <text:p>-0.123888423625423</text:p>
          </table:table-cell>
          <table:table-cell table:style-name="ce5" table:formula="of:= [.L4] - [.P7]" office:value-type="float" office:value="0">
            <text:p>0</text:p>
          </table:table-cell>
          <table:table-cell/>
          <table:table-cell table:formula="of:= [.B10]*[.J10]" office:value-type="float" office:value="0">
            <text:p>0</text:p>
          </table:table-cell>
          <table:table-cell table:formula="of:= [.C10]*[.K10]" office:value-type="float" office:value="-0.0019821404449526">
            <text:p>-0.0019821404449526</text:p>
          </table:table-cell>
          <table:table-cell table:formula="of:= [.D10]*[.L10]" office:value-type="float" office:value="0">
            <text:p>0</text:p>
          </table:table-cell>
        </table:table-row>
        <table:table-row table:style-name="ro1">
          <table:table-cell/>
          <table:table-cell table:formula="of:= [.B5] / 1000" office:value-type="float" office:value="0">
            <text:p>0</text:p>
          </table:table-cell>
          <table:table-cell table:formula="of:= [.C5] / 1000" office:value-type="float" office:value="0">
            <text:p>0</text:p>
          </table:table-cell>
          <table:table-cell table:formula="of:= [.D5] / 1000" office:value-type="float" office:value="0">
            <text:p>0</text:p>
          </table:table-cell>
          <table:table-cell table:number-columns-repeated="4"/>
          <table:table-cell table:formula="of:= [.B11]" office:value-type="float" office:value="0">
            <text:p>0</text:p>
          </table:table-cell>
          <table:table-cell table:style-name="ce5" table:formula="of:= [.J5] - [.N7]" office:value-type="float" office:value="0">
            <text:p>0</text:p>
          </table:table-cell>
          <table:table-cell table:style-name="ce5" table:formula="of:= [.K5] - [.O7]" office:value-type="float" office:value="0.168263241261121">
            <text:p>0.168263241261121</text:p>
          </table:table-cell>
          <table:table-cell table:style-name="ce5" table:formula="of:= [.L5] - [.P7]" office:value-type="float" office:value="0">
            <text:p>0</text:p>
          </table:table-cell>
          <table:table-cell/>
          <table:table-cell table:formula="of:= [.B11]*[.J11]" office:value-type="float" office:value="0">
            <text:p>0</text:p>
          </table:table-cell>
          <table:table-cell table:formula="of:= [.C11]*[.K11]" office:value-type="float" office:value="0">
            <text:p>0</text:p>
          </table:table-cell>
          <table:table-cell table:formula="of:= [.D11]*[.L11]" office:value-type="float" office:value="0">
            <text:p>0</text:p>
          </table:table-cell>
        </table:table-row>
        <table:table-row table:style-name="ro1">
          <table:table-cell/>
          <table:table-cell table:style-name="ce2" table:formula="of:= SUM([.B8:.B10])" office:value-type="float" office:value="0.0180152">
            <text:p>0.0180152</text:p>
          </table:table-cell>
          <table:table-cell table:number-columns-repeated="11"/>
          <table:table-cell table:formula="of:= SUM([.N8:.N11])" office:value-type="float" office:value="0">
            <text:p>0</text:p>
          </table:table-cell>
          <table:table-cell table:formula="of:= SUM([.O8:.O11])" office:value-type="float" office:value="0">
            <text:p>0</text:p>
          </table:table-cell>
          <table:table-cell table:formula="of:= SUM([.P8:.P11])" office:value-type="float" office:value="0">
            <text:p>0</text:p>
          </table:table-cell>
        </table:table-row>
        <table:table-row table:style-name="ro1">
          <table:table-cell table:number-columns-repeated="9"/>
          <table:table-cell table:style-name="ce6" table:formula="of:= [.I8]*([.K8]*[.K8] + [.L8]*[.L8]) + [.I9]*([.K9]*[.K9] + [.L9]*[.L9]) + [.I10]*([.K10]*[.K10] + [.L10]*[.L10]) + [.I11]*([.K11]*[.K11] + [.L11]*[.L11])" office:value-type="float" office:value="0.00219460718772035">
            <text:p>0.00219460718772035</text:p>
          </table:table-cell>
          <table:table-cell table:style-name="ce2" table:formula="of:= -([.I8]*[.J8]*[.K8] + [.I9]*[.J9]*[.K9] + [.I10]*[.J10]*[.K10] + [.I11]*[.J11]*[.K11])" office:value-type="float" office:value="-0">
            <text:p>0</text:p>
          </table:table-cell>
          <table:table-cell table:style-name="ce7" table:formula="of:= -([.I8]*[.J8]*[.L8] + [.I9]*[.J9]*[.L9] + [.I10]*[.J10]*[.L10] + [.I11]*[.J11]*[.L11])" office:value-type="float" office:value="-0">
            <text:p>0</text:p>
          </table:table-cell>
          <table:table-cell/>
          <table:table-cell table:style-name="ce2" table:formula="of:= [.N12]/[.$B12]" office:value-type="float" office:value="0">
            <text:p>0</text:p>
          </table:table-cell>
          <table:table-cell table:style-name="ce2" table:formula="of:= [.O12]/[.$B12]" office:value-type="float" office:value="0">
            <text:p>0</text:p>
          </table:table-cell>
          <table:table-cell table:style-name="ce2" table:formula="of:= [.P12]/[.$B12]" office:value-type="float" office:value="0">
            <text:p>0</text:p>
          </table:table-cell>
        </table:table-row>
        <table:table-row table:style-name="ro1">
          <table:table-cell table:number-columns-repeated="9"/>
          <table:table-cell table:style-name="ce2" table:formula="of:= -([.I8]*[.J8]*[.K8] + [.I9]*[.J9]*[.K9] + [.I10]*[.J10]*[.K10] + [.I11]*[.J11]*[.K11])" office:value-type="float" office:value="-0">
            <text:p>0</text:p>
          </table:table-cell>
          <table:table-cell table:style-name="ce8" table:formula="of:= [.I8]*([.J8]*[.J8] + [.L8]*[.L8]) + [.I9]*([.J9]*[.J9] + [.L9]*[.L9]) + [.I10]*([.J10]*[.J10] + [.L10]*[.L10]) + [.I11]*([.J11]*[.J11] + [.L11]*[.L11])" office:value-type="float" office:value="0.0041251234680561">
            <text:p>0.0041251234680561</text:p>
          </table:table-cell>
          <table:table-cell table:style-name="ce2" table:formula="of:= -([.I8]*[.K8]*[.L8] + [.I9]*[.K9]*[.L9] + [.I10]*[.K10]*[.L10] + [.I11]*[.K11]*[.L11])" office:value-type="float" office:value="-0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7" table:formula="of:= -([.I8]*[.J8]*[.L8] + [.I9]*[.J9]*[.L9] + [.I10]*[.J10]*[.L10] + [.I11]*[.J11]*[.L11])" office:value-type="float" office:value="-0">
            <text:p>0</text:p>
          </table:table-cell>
          <table:table-cell table:style-name="ce7" table:formula="of:= -([.I8]*[.K8]*[.L8] + [.I9]*[.K9]*[.L9] + [.I10]*[.K10]*[.L10] + [.I11]*[.K11]*[.L11])" office:value-type="float" office:value="-0">
            <text:p>0</text:p>
          </table:table-cell>
          <table:table-cell table:style-name="ce8" table:formula="of:= [.I8]*([.J8]*[.J8] + [.K8]*[.K8]) + [.I9]*([.J9]*[.J9] + [.K9]*[.K9]) + [.I10]*([.J10]*[.J10] + [.K10]*[.K10]) + [.I11]*([.J11]*[.J11] + [.K11]*[.K11])" office:value-type="float" office:value="0.00631973065577645">
            <text:p>0.00631973065577645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2"/>
          <table:table-cell table:style-name="ce4"/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7"/>
          <table:table-cell table:style-name="ce4"/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0">10/02/2012</text:date>, <text:time>15:3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</meta:initial-creator>
    <meta:creation-date>2010-06-17T18:23:08</meta:creation-date>
    <dc:date>2012-02-10T15:34:47</dc:date>
    <meta:editing-duration>PT01H56M01S</meta:editing-duration>
    <meta:editing-cycles>12</meta:editing-cycles>
    <meta:generator>OpenOffice.org/3.2$Unix OpenOffice.org_project/320m12$Build-9483</meta:generator>
    <meta:document-statistic meta:table-count="3" meta:cell-count="120" meta:object-count="0"/>
  </office:meta>
</office:document-meta>
</file>